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U429+2" table:style-name="ta1">
        <table:shapes>
          <draw:frame draw:z-index="0" draw:style-name="gr1" draw:text-style-name="P1" svg:width="423.67mm" svg:height="200.01mm" svg:x="47.9mm" svg:y="15.41mm">
            <draw:object draw:notify-on-update-of-ranges="'SEU429+2'.A1:'SEU429+2'.A52 'SEU429+2'.B1:'SEU429+2'.B52 'SEU429+2'.C1:'SEU429+2'.C52 'SEU429+2'.D1:'SEU429+2'.D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024" calcext:value-type="float">
            <text:p>802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022" calcext:value-type="float">
            <text:p>802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8021" calcext:value-type="float">
            <text:p>802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020" calcext:value-type="float">
            <text:p>80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019" calcext:value-type="float">
            <text:p>801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018" calcext:value-type="float">
            <text:p>801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017" calcext:value-type="float">
            <text:p>801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016" calcext:value-type="float">
            <text:p>801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8015" calcext:value-type="float">
            <text:p>801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014" calcext:value-type="float">
            <text:p>801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013" calcext:value-type="float">
            <text:p>8013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8012" calcext:value-type="float">
            <text:p>801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8011" calcext:value-type="float">
            <text:p>80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010" calcext:value-type="float">
            <text:p>8010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009" calcext:value-type="float">
            <text:p>8009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8008" calcext:value-type="float">
            <text:p>8008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8007" calcext:value-type="float">
            <text:p>800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8006" calcext:value-type="float">
            <text:p>8006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8005" calcext:value-type="float">
            <text:p>8005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8004" calcext:value-type="float">
            <text:p>800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8003" calcext:value-type="float">
            <text:p>8003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8002" calcext:value-type="float">
            <text:p>8002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8001" calcext:value-type="float">
            <text:p>8001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7999" calcext:value-type="float">
            <text:p>7999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7998" calcext:value-type="float">
            <text:p>7998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7997" calcext:value-type="float">
            <text:p>7997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7991" calcext:value-type="float">
            <text:p>7991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7989" calcext:value-type="float">
            <text:p>7989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7988" calcext:value-type="float">
            <text:p>7988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7987" calcext:value-type="float">
            <text:p>7987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7986" calcext:value-type="float">
            <text:p>7986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7985" calcext:value-type="float">
            <text:p>7985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7984" calcext:value-type="float">
            <text:p>7984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7983" calcext:value-type="float">
            <text:p>7983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7982" calcext:value-type="float">
            <text:p>7982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7981" calcext:value-type="float">
            <text:p>7981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7980" calcext:value-type="float">
            <text:p>7980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7979" calcext:value-type="float">
            <text:p>7979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7978" calcext:value-type="float">
            <text:p>7978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977" calcext:value-type="float">
            <text:p>7977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7976" calcext:value-type="float">
            <text:p>7976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7975" calcext:value-type="float">
            <text:p>7975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7974" calcext:value-type="float">
            <text:p>7974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7973" calcext:value-type="float">
            <text:p>7973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7972" calcext:value-type="float">
            <text:p>7972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7971" calcext:value-type="float">
            <text:p>7971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7970" calcext:value-type="float">
            <text:p>7970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7969" calcext:value-type="float">
            <text:p>7969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7968" calcext:value-type="float">
            <text:p>7968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7967" calcext:value-type="float">
            <text:p>7967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7964" calcext:value-type="float">
            <text:p>79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1-16T07:53:25.693000000</dc:date>
    <meta:editing-duration>PT58S</meta:editing-duration>
    <meta:editing-cycles>1</meta:editing-cycles>
    <meta:document-statistic meta:table-count="1" meta:cell-count="208" meta:object-count="1"/>
    <meta:generator>LibreOffice/6.3.3.2$Windows_X86_64 LibreOffice_project/a64200df03143b798afd1ec74a12ab50359878ed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2.368cm" svg:height="20.002cm" xlink:href=".." xlink:type="simple" chart:class="chart:line" chart:style-name="ch1">
        <chart:legend chart:legend-position="end" svg:x="40.105cm" svg:y="8.955cm" style:legend-expansion="high" chart:style-name="ch2"/>
        <chart:plot-area chart:style-name="ch3" table:cell-range-address="'SEU429+2'.A1:'SEU429+2'.D52" svg:x="0.847cm" svg:y="0.4cm" svg:width="38.411cm" svg:height="19.202cm">
          <chartooo:coordinate-region svg:x="1.839cm" svg:y="0.599cm" svg:width="37.232cm" svg:height="18.3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U429+2'.A1:'SEU429+2'.A52" chart:class="chart:line">
            <chart:data-point chart:repeated="52"/>
          </chart:series>
          <chart:series chart:style-name="ch7" chart:values-cell-range-address="'SEU429+2'.B1:'SEU429+2'.B52" chart:class="chart:line">
            <chart:data-point chart:repeated="52"/>
          </chart:series>
          <chart:series chart:style-name="ch8" chart:values-cell-range-address="'SEU429+2'.C1:'SEU429+2'.C52" chart:class="chart:line">
            <chart:data-point chart:repeated="52"/>
          </chart:series>
          <chart:series chart:style-name="ch9" chart:values-cell-range-address="'SEU429+2'.D1:'SEU429+2'.D52" chart:class="chart:line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EU429+2'.A1:'SEU429+2'.A52</svg:desc>
                </draw:g>
              </table:table-cell>
              <table:table-cell office:value-type="float" office:value="0">
                <text:p>0</text:p>
                <draw:g>
                  <svg:desc>'SEU429+2'.B1:'SEU429+2'.B52</svg:desc>
                </draw:g>
              </table:table-cell>
              <table:table-cell office:value-type="float" office:value="8024">
                <text:p>8024</text:p>
                <draw:g>
                  <svg:desc>'SEU429+2'.C1:'SEU429+2'.C52</svg:desc>
                </draw:g>
              </table:table-cell>
              <table:table-cell office:value-type="float" office:value="8024">
                <text:p>8024</text:p>
                <draw:g>
                  <svg:desc>'SEU429+2'.D1:'SEU429+2'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022">
                <text:p>8022</text:p>
              </table:table-cell>
              <table:table-cell office:value-type="float" office:value="8022">
                <text:p>8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021">
                <text:p>8021</text:p>
              </table:table-cell>
              <table:table-cell office:value-type="float" office:value="8021">
                <text:p>8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020">
                <text:p>8020</text:p>
              </table:table-cell>
              <table:table-cell office:value-type="float" office:value="8020">
                <text:p>80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019">
                <text:p>8019</text:p>
              </table:table-cell>
              <table:table-cell office:value-type="float" office:value="8019">
                <text:p>8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018">
                <text:p>8018</text:p>
              </table:table-cell>
              <table:table-cell office:value-type="float" office:value="8018">
                <text:p>8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017">
                <text:p>8017</text:p>
              </table:table-cell>
              <table:table-cell office:value-type="float" office:value="8017">
                <text:p>8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016">
                <text:p>8016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015">
                <text:p>8015</text:p>
              </table:table-cell>
              <table:table-cell office:value-type="float" office:value="8015">
                <text:p>8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014">
                <text:p>8014</text:p>
              </table:table-cell>
              <table:table-cell office:value-type="float" office:value="8014">
                <text:p>80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013">
                <text:p>8013</text:p>
              </table:table-cell>
              <table:table-cell office:value-type="float" office:value="8013">
                <text:p>8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012">
                <text:p>8012</text:p>
              </table:table-cell>
              <table:table-cell office:value-type="float" office:value="8012">
                <text:p>8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011">
                <text:p>8011</text:p>
              </table:table-cell>
              <table:table-cell office:value-type="float" office:value="8011">
                <text:p>80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010">
                <text:p>8010</text:p>
              </table:table-cell>
              <table:table-cell office:value-type="float" office:value="8010">
                <text:p>80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009">
                <text:p>8009</text:p>
              </table:table-cell>
              <table:table-cell office:value-type="float" office:value="8009">
                <text:p>80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008">
                <text:p>8008</text:p>
              </table:table-cell>
              <table:table-cell office:value-type="float" office:value="8008">
                <text:p>80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007">
                <text:p>8007</text:p>
              </table:table-cell>
              <table:table-cell office:value-type="float" office:value="8007">
                <text:p>8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006">
                <text:p>8006</text:p>
              </table:table-cell>
              <table:table-cell office:value-type="float" office:value="8006">
                <text:p>8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005">
                <text:p>8005</text:p>
              </table:table-cell>
              <table:table-cell office:value-type="float" office:value="8005">
                <text:p>8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004">
                <text:p>8004</text:p>
              </table:table-cell>
              <table:table-cell office:value-type="float" office:value="8004">
                <text:p>80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003">
                <text:p>8003</text:p>
              </table:table-cell>
              <table:table-cell office:value-type="float" office:value="8003">
                <text:p>8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002">
                <text:p>8002</text:p>
              </table:table-cell>
              <table:table-cell office:value-type="float" office:value="8002">
                <text:p>8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001">
                <text:p>8001</text:p>
              </table:table-cell>
              <table:table-cell office:value-type="float" office:value="8001">
                <text:p>8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999">
                <text:p>7999</text:p>
              </table:table-cell>
              <table:table-cell office:value-type="float" office:value="7999">
                <text:p>7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998">
                <text:p>7998</text:p>
              </table:table-cell>
              <table:table-cell office:value-type="float" office:value="7998">
                <text:p>7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997">
                <text:p>7997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991">
                <text:p>7991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989">
                <text:p>7989</text:p>
              </table:table-cell>
              <table:table-cell office:value-type="float" office:value="7989">
                <text:p>79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988">
                <text:p>7988</text:p>
              </table:table-cell>
              <table:table-cell office:value-type="float" office:value="7988">
                <text:p>79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987">
                <text:p>7987</text:p>
              </table:table-cell>
              <table:table-cell office:value-type="float" office:value="7987">
                <text:p>79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986">
                <text:p>7986</text:p>
              </table:table-cell>
              <table:table-cell office:value-type="float" office:value="7986">
                <text:p>79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985">
                <text:p>7985</text:p>
              </table:table-cell>
              <table:table-cell office:value-type="float" office:value="7985">
                <text:p>79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984">
                <text:p>7984</text:p>
              </table:table-cell>
              <table:table-cell office:value-type="float" office:value="7984">
                <text:p>79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983">
                <text:p>7983</text:p>
              </table:table-cell>
              <table:table-cell office:value-type="float" office:value="7983">
                <text:p>79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982">
                <text:p>7982</text:p>
              </table:table-cell>
              <table:table-cell office:value-type="float" office:value="7982">
                <text:p>79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981">
                <text:p>7981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980">
                <text:p>7980</text:p>
              </table:table-cell>
              <table:table-cell office:value-type="float" office:value="7980">
                <text:p>79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979">
                <text:p>7979</text:p>
              </table:table-cell>
              <table:table-cell office:value-type="float" office:value="7979">
                <text:p>79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978">
                <text:p>7978</text:p>
              </table:table-cell>
              <table:table-cell office:value-type="float" office:value="7978">
                <text:p>79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977">
                <text:p>7977</text:p>
              </table:table-cell>
              <table:table-cell office:value-type="float" office:value="7977">
                <text:p>79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976">
                <text:p>7976</text:p>
              </table:table-cell>
              <table:table-cell office:value-type="float" office:value="7976">
                <text:p>79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975">
                <text:p>7975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974">
                <text:p>7974</text:p>
              </table:table-cell>
              <table:table-cell office:value-type="float" office:value="7974">
                <text:p>79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973">
                <text:p>7973</text:p>
              </table:table-cell>
              <table:table-cell office:value-type="float" office:value="7973">
                <text:p>79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972">
                <text:p>7972</text:p>
              </table:table-cell>
              <table:table-cell office:value-type="float" office:value="7972">
                <text:p>79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971">
                <text:p>7971</text:p>
              </table:table-cell>
              <table:table-cell office:value-type="float" office:value="7971">
                <text:p>79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970">
                <text:p>7970</text:p>
              </table:table-cell>
              <table:table-cell office:value-type="float" office:value="7970">
                <text:p>79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969">
                <text:p>7969</text:p>
              </table:table-cell>
              <table:table-cell office:value-type="float" office:value="7969">
                <text:p>79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968">
                <text:p>7968</text:p>
              </table:table-cell>
              <table:table-cell office:value-type="float" office:value="7968">
                <text:p>79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967">
                <text:p>7967</text:p>
              </table:table-cell>
              <table:table-cell office:value-type="float" office:value="7967">
                <text:p>79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964">
                <text:p>7964</text:p>
              </table:table-cell>
              <table:table-cell office:value-type="float" office:value="7964">
                <text:p>79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